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5E0000005EA38222D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1cm" draw:marker-start-width="0.276cm" draw:marker-end-width="0.276cm" draw:fill="bitmap" draw:fill-color="#00ff00" draw:fill-image-name="Aqua" draw:textarea-horizontal-align="justify" draw:textarea-vertical-align="middle" draw:auto-grow-height="false" fo:padding-top="0.15cm" fo:padding-bottom="0.15cm" fo:padding-left="0.275cm" fo:padding-right="0.275cm" fo:wrap-option="wrap"/>
    </style:style>
    <style:style style:name="gr2" style:family="graphic" style:parent-style-name="standard">
      <style:graphic-properties draw:stroke="none" draw:fill="solid" draw:fill-color="#ffffff" draw:textarea-horizontal-align="center" draw:textarea-vertical-align="middle"/>
    </style:style>
    <style:style style:name="gr3" style:family="graphic" style:parent-style-name="standard">
      <style:graphic-properties draw:stroke="none" draw:fill="none" draw:fill-color="#ffffff" draw:textarea-horizontal-align="justify" draw:textarea-vertical-align="middle" draw:auto-grow-height="false" fo:wrap-option="wrap"/>
    </style:style>
    <style:style style:name="gr4" style:family="graphic" style:parent-style-name="standard">
      <style:graphic-properties draw:stroke="none" draw:fill="solid" draw:fill-color="#ffffff" draw:opacity="100%" draw:textarea-horizontal-align="center" draw:textarea-vertical-align="middle" draw:shadow-opacity="100%"/>
    </style:style>
    <style:style style:name="gr5" style:family="graphic" style:parent-style-name="standard">
      <style:graphic-properties svg:stroke-width="0.051cm" draw:marker-start-width="0.276cm" draw:marker-end-width="0.276cm" draw:fill="solid" draw:fill-color="#c0c0c0" draw:textarea-horizontal-align="justify" draw:textarea-vertical-align="middle" draw:auto-grow-height="false" fo:padding-top="0.15cm" fo:padding-bottom="0.15cm" fo:padding-left="0.275cm" fo:padding-right="0.275cm" fo:wrap-option="wrap"/>
    </style:style>
    <style:style style:name="gr6" style:family="graphic" style:parent-style-name="standard">
      <style:graphic-properties draw:stroke="none" draw:fill="none" draw:fill-color="#c0c0c0" draw:textarea-horizontal-align="justify" draw:textarea-vertical-align="middle" draw:auto-grow-height="false" fo:padding-left="0.102cm" fo:padding-right="0.102cm" fo:wrap-option="wrap"/>
    </style:style>
    <style:style style:name="P1" style:family="paragraph">
      <style:paragraph-properties fo:text-align="center"/>
    </style:style>
    <style:style style:name="P2" style:family="paragraph">
      <style:paragraph-properties fo:margin-left="0.519cm" fo:margin-right="0.499cm" fo:text-align="center" fo:text-indent="0cm"/>
    </style:style>
    <style:style style:name="P3" style:family="paragraph">
      <style:paragraph-properties fo:text-align="center"/>
      <style:text-properties fo:font-size="18pt"/>
    </style:style>
    <style:style style:name="T1" style:family="text">
      <style:text-properties fo:color="#000000" fo:font-family="Arial" style:font-family-generic="swiss" style:font-pitch="variable" fo:font-size="18pt" fo:font-weight="bold" style:font-size-asian="18pt" style:font-weight-asian="bold" style:font-size-complex="18pt" style:font-weight-complex="bold"/>
    </style:style>
    <style:style style:name="T2" style:family="text">
      <style:text-properties fo:color="#000000" fo:font-size="18pt" fo:font-weight="bold" style:font-size-asian="18pt" style:font-weight-asian="bold" style:font-size-complex="18pt" style:font-weight-complex="bold"/>
    </style:style>
    <style:style style:name="T3" style:family="text">
      <style:text-properties fo:color="#000000" fo:font-size="16pt" style:font-size-asian="16pt" style:font-size-complex="16pt"/>
    </style:style>
    <style:style style:name="T4" style:family="text">
      <style:text-properties fo:color="#000000" fo:font-size="18pt" fo:font-weight="bold" style:font-weight-asian="bold" style:font-weight-complex="bold"/>
    </style:style>
    <style:style style:name="T5" style:family="text">
      <style:text-properties style:use-window-font-color="true" fo:font-size="16pt" style:font-size-asian="16pt" style:font-size-complex="16pt"/>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1" draw:layer="layout" svg:width="9.525cm" svg:height="8.255cm" svg:x="1.27cm" svg:y="1.27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2" draw:text-style-name="P1" draw:layer="layout" svg:width="7.872cm" svg:height="7.401cm" svg:x="2.326cm" svg:y="1.6cm" svg:viewBox="0 0 7873 7402" svg:d="M1804 78c-105 114-345 159-323 335 20 156-16 297-116 400-101 104-279 262-194 400 91 147 141 272 117 414-27 159-193 254-271 400-83 155-257 242-375 374-96 108-152 254-180 400-26 138 25 311-129 400-144 83-146 256-168 400-19 129-44 257-52 387-8 142-71 259-103 400-36 158 34 259 26 414-7 144 22 243 155 400 94 111 55 288 142 400 98 126 207 251 271 400 63 146 154 278 258 400 103 120 313 111 400 258 88 149 259 130 400 142 168 14 253 192 335 323 88 141 265 87 401 103 166 20 317-65 477-90 148-23 298 52 426 129 145 87 265 62 413 90 133 25 269 93 400-13 125-101 182-335 374-310 153 20 282 125 426 181 124 48 239 105 388 103 134-2 265 39 400 39 148 0 318-47 387-194 67-142 145-276 180-438 31-143 116-268 181-401 72-146 187-274 336-361 147-86 275-207 387-335 96-109 190-236 206-388 14-129-30-267 39-387 78-134 74-296 168-426 86-118 73-301 194-387 154-109 99-292-39-387-144-99-240-255-336-400-79-119-82-268-155-387-99-162-261-274-387-413-100-111-169-255-299-243-157 14-183-131-254-254-72-125-221-99-208-226 14-134 25-268 51-400 25-127 46-271-13-388-63-126-132-251-142-387-12-172-141-265-206-400l-129-103-26-52z">
            <text:p/>
          </draw:path>
          <draw:custom-shape draw:style-name="gr3" draw:text-style-name="P1" draw:layer="layout" svg:width="8.255cm" svg:height="6.985cm" svg:x="1.905cm" svg:y="1.905cm">
            <text:p text:style-name="P1"><text:span text:style-name="T1">0.1</text:span></text:p>
            <text:p text:style-name="P1"><text:span text:style-name="T1">Undersea</text:span></text:p>
            <text:p text:style-name="P1"><text:span text:style-name="T1">Harbo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4" draw:text-style-name="P1" draw:layer="layout" svg:width="3.81cm" svg:height="0.762cm" draw:transform="rotate (3.1415926535892) translate (7.937cm 2.032cm)">
            <text:p/>
          </draw:rect>
        </draw:g>
        <draw:g>
          <draw:custom-shape draw:style-name="gr5" draw:text-style-name="P1" draw:layer="layout" svg:width="9.525cm" svg:height="8.255cm" svg:x="10.795cm" svg:y="1.27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4" draw:text-style-name="P1" draw:layer="layout" svg:width="1.906cm" svg:height="0.762cm" draw:transform="rotate (3.1415926535892) translate (16.51cm 2.032cm)">
            <text:p/>
          </draw:rect>
          <draw:rect draw:style-name="gr4" draw:text-style-name="P1" draw:layer="layout" svg:width="-0.572cm" svg:height="-0.8cm" svg:x="15.843cm" svg:y="9.51cm">
            <text:p/>
          </draw:rect>
          <draw:path draw:style-name="gr2" draw:text-style-name="P1" draw:layer="layout" svg:width="7.657cm" svg:height="7.697cm" svg:x="11.884cm" svg:y="1.524cm" svg:viewBox="0 0 7658 7698" svg:d="M1761 173c-119 85-283 137-341 277-42 102-32 220-53 331-25 133-129 238-182 363-59 139-179 239-245 373-51 103-48 219-53 331-5 119-52 229-86 341-38 125-135 220-181 342-42 112-23 230 0 341 23 109-245 72-312 176-80 125-152 412-254 508-91 85-38 22-42 180-3 121 85 218 117 331 31 110 65 224 64 341-1 116-24 224 75 342 80 96 132 217 128 352-3 115 41 227 64 341 23 112 63 225 53 341-14 168 184 145 214 299 26 132-24 203 89 267 106 60 149 206 254 254 122 56 256 121 254 254-2 134 248 162 363 217 112 53 219 125 341 160 148 42 193 219 331 278 107 46 232-12 341 21 120 36 246 57 352 128 116 78 227 5 352 11 114 5 228-11 342-11 113 0 227 34 341 22 130-14 249-47 374-118 105-60 234 32 352 43 112 10 231 29 341 0 120-32 247-3 352-96 97-86 253-94 331-203 69-96 77-220 117-331 43-119 151-205 139-341-10-109-21-221 32-331 63-131 150-232 224-352 80-130 209-226 320-331 105-100 250-171 309-309 48-113-22-229-32-341-11-129 32-255 118-363 95-120 169-256 277-363 99-98 219-194 256-331 30-109 102-235 32-341-76-115-151-233-245-331-102-106-202-216-331-288-141-79-239-209-320-341-62-101-74-227-128-331-59-114-114-226-181-341-71-121-109-221-160-342-52-123-124-214-139-352-13-120-18-239-64-352-47-115-103-227-149-341s-105-239-225-288l-74-107-479-162z">
            <text:p/>
          </draw:path>
          <draw:custom-shape draw:style-name="gr6" draw:text-style-name="P1" draw:layer="layout" svg:width="6.096cm" svg:height="6.096cm" svg:x="12.446cm" svg:y="2.286cm">
            <text:p text:style-name="P2"><text:span text:style-name="T2">0.2</text:span></text:p>
            <text:p text:style-name="P2"><text:span text:style-name="T2">Dockside</text:span></text:p>
            <text:p text:style-name="P2"><text:span text:style-name="T2">Warehouse</text:span></text:p>
            <text:p text:style-name="P1"><text:span text:style-name="T3">Sword</text:span></text:p>
            <draw:enhanced-geometry svg:viewBox="0 0 21600 21600" draw:type="rectangle" draw:enhanced-path="M 0 0 L 21600 0 21600 21600 0 21600 0 0 Z N"/>
          </draw:custom-shape>
        </draw:g>
        <draw:g>
          <draw:custom-shape draw:style-name="gr5" draw:text-style-name="P1" draw:layer="layout" svg:width="9.525cm" svg:height="8.255cm" svg:x="10.795cm" svg:y="9.525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2" draw:text-style-name="P1" draw:layer="layout" svg:width="8.525cm" svg:height="7.59cm" svg:x="11.372cm" svg:y="9.779cm" svg:viewBox="0 0 8526 7591" svg:d="M2852 0c-237 13-538 450-788 353-198-77-271 132-387 219-128 96-48 417-95 571-44 145-296 100-344 242-54 161-192 283-258 439-64 152-109 180-160 335-51 156-268 329-357 465-85 130-146 267-219 400-69 126 122 272 68 405-47 117-462 350-254 508 148 113 222 86 367 197 134 103 178 244 180 388 2 140-91 257-129 387-39 132 6 267 13 400 8 161 139 280 245 387 115 116 204 253 297 387 87 125 109 311 271 375 132 52 248 129 400 154 135 22 253 367 388 373 146 6 362 240 508 254 133 13 380 210 508 254 139 48 116-42 254 0 128 39 378-271 508-254 144 19 363 234 508 254 139 19 367-17 508 0s114-23 254 0c151 25 359-37 508 0 139 35 62-138 186-67 134 77 211-44 322 67 190 190 291 59 363-16 104-109 96-282 193-387 361-390 206-359 206-359 144-67 185-124 254-254 75-141 45-165 173-278 110-97 134-254 193-387 57-129 62-272 90-413 32-162 130-305 207-451 76-145 174-281 284-401 120-130 216-283 348-400 128-114 37-308-116-348-152-40-270-162-400-245-158-101 68-230-17-379-73-129-329-347-254-473 121-204-148-232-258-297-139-82-208-107-250-246-40-133-16-327-34-464-23-174-220-181-323-271-107-93-207-224-206-387 1-135-50-265-65-400-15-138-88-266-155-387l-129-104-358 108-508-254z">
            <text:p/>
          </draw:path>
          <draw:custom-shape draw:style-name="gr3" draw:text-style-name="P3" draw:layer="layout" svg:width="8.255cm" svg:height="6.985cm" svg:x="11.43cm" svg:y="10.16cm">
            <text:p text:style-name="P1"><text:span text:style-name="T4">0.3</text:span></text:p>
            <text:p text:style-name="P1"><text:span text:style-name="T4">Fungal</text:span></text:p>
            <text:p text:style-name="P1"><text:span text:style-name="T4">Arboretum</text:span></text:p>
            <text:p text:style-name="P1"><text:span text:style-name="T5">Morlock Warrio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4" draw:text-style-name="P1" draw:layer="layout" svg:width="1.906cm" svg:height="0.762cm" draw:transform="rotate (3.1415926535892) translate (16.51cm 10.287cm)">
            <text:p/>
          </draw:rect>
          <draw:rect draw:style-name="gr4" draw:text-style-name="P1" draw:layer="layout" svg:width="1.906cm" svg:height="0.762cm" draw:transform="rotate (3.1415926535892) translate (16.638cm 17.78cm)">
            <text:p/>
          </draw:rect>
        </draw:g>
        <draw:g>
          <draw:custom-shape draw:style-name="gr5" draw:text-style-name="P1" draw:layer="layout" svg:width="9.525cm" svg:height="8.255cm" svg:x="1.27cm" svg:y="9.525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2" draw:text-style-name="P1" draw:layer="layout" svg:width="8.555cm" svg:height="7.596cm" svg:x="1.79cm" svg:y="9.775cm" svg:viewBox="0 0 8556 7597" svg:d="M2909 4c-213-41-578 249-556 347 74 325-219-28-271-51-218-97-222 171-310 271-98 111-140 268-180 413-40 147-137 267-207 400-73 139-119 295-206 426-95 143-217 269-310 413-87 136-190 262-258 413-64 142-171 254-246 400-73 142-148 269-206 413-52 130-212 234-142 387 63 137 139 264 284 361 124 83 144 267 142 413-2 200 243 216 258 388 15 163 131 271 219 387 93 122 241 198 388 245 184 58 190 257 297 387 88 107 81 254 116 387 33 124 30 257 25 388-6 170 133 328 284 374 139 42 276 76 413 129 165 63 320 35 478 129 123 72 266 100 400 155 162 66 270-65 400-103 138-41 289-32 413-129 110-86 266-74 400-52 140 23 277 74 413 116 132 40 255 140 400 116 142-24 273-86 426-77 148 8 270 81 413 103 142 21 306 10 413-103 110-116 190-261 220-413 34-169 96-326 142-491 42-148 72-294 116-438 54-175 146-337 193-517 48-181 212-236 349-193 146 45 330-42 374-207 37-136 104-261 168-387 72-141 200-246 245-400 38-129 224-262 116-387-100-117-264-162-400-233-143-75-248-217-400-271-151-54-229-197-129-309s135-265 194-400c55-125 120-267 38-413-84-151-211-245-271-413-48-137-115-262-193-388-80-130-187-249-336-297-140-46-309-72-400-193-81-108-240-231-155-387 62-114 106-248 52-387-66-171-231-158-349-233l-470-89z">
            <text:p/>
          </draw:path>
          <draw:custom-shape draw:style-name="gr3" draw:text-style-name="P3" draw:layer="layout" svg:width="8.255cm" svg:height="6.985cm" svg:x="1.905cm" svg:y="10.16cm">
            <text:p text:style-name="P3"><text:span text:style-name="T6">0.4</text:span></text:p>
            <text:p text:style-name="P3"><text:span text:style-name="T6">Panaceum</text:span></text:p>
            <text:p text:style-name="P3"><text:span text:style-name="T7">Healing Station</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4" draw:text-style-name="P1" draw:layer="layout" svg:width="1.968cm" svg:height="0.762cm" draw:transform="rotate (3.1415926535892) translate (7.139cm 10.287cm)">
            <text:p/>
          </draw:rect>
          <draw:rect draw:style-name="gr4" draw:text-style-name="P1" draw:layer="layout" svg:width="1.968cm" svg:height="0.762cm" draw:transform="rotate (3.1415926535892) translate (7.048cm 17.78cm)">
            <text:p/>
          </draw:rect>
        </draw:g>
        <draw:g>
          <draw:custom-shape draw:style-name="gr1" draw:text-style-name="P1" draw:layer="layout" svg:width="9.525cm" svg:height="8.255cm" svg:x="1.27cm" svg:y="17.78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2" draw:text-style-name="P1" draw:layer="layout" svg:width="7.872cm" svg:height="7.401cm" svg:x="2.326cm" svg:y="18.11cm" svg:viewBox="0 0 7873 7402" svg:d="M1804 78c-105 114-345 159-323 335 20 156-16 297-116 400-101 104-279 262-194 400 91 147 141 272 117 414-27 159-193 254-271 400-83 155-257 242-375 374-96 108-152 254-180 400-26 138 25 311-129 400-144 83-146 256-168 400-19 129-44 257-52 387-8 142-71 259-103 400-36 158 34 259 26 414-7 144 22 243 155 400 94 111 55 288 142 400 98 126 207 251 271 400 63 146 154 278 258 400 103 120 313 111 400 258 88 149 259 130 400 142 168 14 253 192 335 323 88 141 265 87 401 103 166 20 317-65 477-90 148-23 298 52 426 129 145 87 265 62 413 90 133 25 269 93 400-13 125-101 182-335 374-310 153 20 282 125 426 181 124 48 239 105 388 103 134-2 265 39 400 39 148 0 318-47 387-194 67-142 145-276 180-438 31-143 116-268 181-401 72-146 187-274 336-361 147-86 275-207 387-335 96-109 190-236 206-388 14-129-30-267 39-387 78-134 74-296 168-426 86-118 73-301 194-387 154-109 99-292-39-387-144-99-240-255-336-400-79-119-82-268-155-387-99-162-261-274-387-413-100-111-169-255-299-243-157 14-183-131-254-254-72-125-221-99-208-226 14-134 25-268 51-400 25-127 46-271-13-388-63-126-132-251-142-387-12-172-141-265-206-400l-129-103-26-52z">
            <text:p/>
          </draw:path>
          <draw:custom-shape draw:style-name="gr3" draw:text-style-name="P1" draw:layer="layout" svg:width="8.255cm" svg:height="6.985cm" svg:x="1.905cm" svg:y="18.415cm">
            <text:p text:style-name="P1"><text:span text:style-name="T1">0.5</text:span></text:p>
            <text:p text:style-name="P1"><text:span text:style-name="T1">Remains of</text:span></text:p>
            <text:p text:style-name="P1"><text:span text:style-name="T1">the HMS Argo</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rect draw:style-name="gr4" draw:text-style-name="P1" draw:layer="layout" svg:width="3.81cm" svg:height="0.762cm" draw:transform="rotate (3.1415926535892) translate (7.937cm 18.542cm)">
            <text:p/>
          </draw:rect>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qua" xlink:href="Pictures/100000000000005E0000005EA38222DC.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27cm" fo:margin-bottom="1.905cm" fo:margin-left="1.27cm" fo:margin-right="1.27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arl Klutzke</meta:initial-creator>
    <meta:creation-date>2009-05-13T17:30:37.14</meta:creation-date>
    <dc:date>2017-10-14T16:12:33.07</dc:date>
    <meta:editing-duration>P4DT7H50M33S</meta:editing-duration>
    <meta:editing-cycles>234</meta:editing-cycles>
    <meta:generator>OpenOffice/4.1.2$Win32 OpenOffice.org_project/412m3$Build-9782</meta:generator>
    <meta:printed-by>Carl Klutzke</meta:printed-by>
    <meta:print-date>2017-08-15T09:19:53.24</meta:print-date>
    <dc:creator>Carl Klutzke</dc:creator>
    <meta:document-statistic meta:object-count="28"/>
    <meta:user-defined meta:name="Info 1"/>
    <meta:user-defined meta:name="Info 2"/>
    <meta:user-defined meta:name="Info 3"/>
    <meta:user-defined meta:name="Info 4"/>
  </office:meta>
</office:document-meta>
</file>